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Fine_20_Dashed" svg:stroke-width="0.1cm" draw:marker-start="Arrowheads_20_2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cm" draw:marker-start="Arrowheads_20_2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stroke="dash" draw:stroke-dash="Fine_20_Dashed" svg:stroke-width="0.1cm" draw:marker-start="Arrowheads_20_2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otted" svg:stroke-width="0.1cm" draw:marker-start="Arrowheads_20_3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2.76cm"/>
    </style:style>
    <style:style style:name="gr14" style:family="graphic" style:parent-style-name="objectwithoutfill">
      <style:graphic-properties draw:marker-end="Arrowheads_20_1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cm" svg:y1="1cm" svg:x2="3cm" svg:y2="18.8cm">
          <text:p/>
        </draw:line>
        <draw:line draw:style-name="gr2" draw:text-style-name="P1" draw:layer="layout" svg:x1="3cm" svg:y1="18.8cm" svg:x2="25.8cm" svg:y2="18.8cm">
          <text:p/>
        </draw:line>
        <draw:path draw:style-name="gr3" draw:text-style-name="P1" draw:layer="layout" svg:width="18.399cm" svg:height="15.198cm" svg:x="5.4cm" svg:y="2.6cm" svg:viewBox="0 0 18400 15199" svg:d="m0 14735c7200-33422 18400 464 18400 464z">
          <text:p/>
        </draw:path>
        <draw:custom-shape draw:style-name="gr4" draw:text-style-name="P1" draw:layer="layout" svg:width="18.4cm" svg:height="1cm" svg:x="5.4cm" svg:y="1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018cm" svg:height="1.195cm" svg:x="1.4cm" svg:y="1.2cm">
          <draw:text-box>
            <text:p text:style-name="P2">T</text:p>
          </draw:text-box>
        </draw:frame>
        <draw:frame draw:style-name="gr6" draw:text-style-name="P2" draw:layer="layout" svg:width="1.4cm" svg:height="1.195cm" svg:x="24.7cm" svg:y="19.2cm">
          <draw:text-box>
            <text:p text:style-name="P2">S</text:p>
          </draw:text-box>
        </draw:frame>
        <draw:line draw:style-name="gr7" draw:text-style-name="P1" draw:layer="layout" svg:x1="21.6cm" svg:y1="14.8cm" svg:x2="5.8cm" svg:y2="14.8cm">
          <text:p/>
        </draw:line>
        <draw:line draw:style-name="gr7" draw:text-style-name="P1" draw:layer="layout" svg:x1="5.8cm" svg:y1="14.8cm" svg:x2="5.8cm" svg:y2="12.2cm">
          <text:p/>
        </draw:line>
        <draw:line draw:style-name="gr8" draw:text-style-name="P1" draw:layer="layout" svg:x1="5.8cm" svg:y1="12.2cm" svg:x2="8.2cm" svg:y2="7.8cm">
          <text:p/>
        </draw:line>
        <draw:line draw:style-name="gr9" draw:text-style-name="P1" draw:layer="layout" svg:x1="8.2cm" svg:y1="7.8cm" svg:x2="19.4cm" svg:y2="7.8cm">
          <text:p/>
        </draw:line>
        <draw:line draw:style-name="gr10" draw:text-style-name="P1" draw:layer="layout" svg:x1="22.8cm" svg:y1="14.8cm" svg:x2="22.8cm" svg:y2="4.4cm">
          <text:p/>
        </draw:line>
        <draw:line draw:style-name="gr11" draw:text-style-name="P1" draw:layer="layout" svg:x1="19.4cm" svg:y1="7.8cm" svg:x2="22.8cm" svg:y2="4.4cm">
          <text:p/>
        </draw:line>
        <draw:frame draw:style-name="gr5" draw:text-style-name="P2" draw:layer="layout" svg:width="0.972cm" svg:height="1.195cm" svg:x="23.347cm" svg:y="4.438cm">
          <draw:text-box>
            <text:p text:style-name="P2">1</text:p>
          </draw:text-box>
        </draw:frame>
        <draw:line draw:style-name="gr11" draw:text-style-name="P1" draw:layer="layout" svg:x1="22.8cm" svg:y1="4.6cm" svg:x2="21.4cm" svg:y2="14.8cm">
          <text:p/>
        </draw:line>
        <draw:frame draw:style-name="gr5" draw:text-style-name="P2" draw:layer="layout" svg:width="1.395cm" svg:height="1.195cm" svg:x="23.347cm" svg:y="14.339cm">
          <draw:text-box>
            <text:p text:style-name="P2">2s</text:p>
          </draw:text-box>
        </draw:frame>
        <draw:frame draw:style-name="gr5" draw:text-style-name="P2" draw:layer="layout" svg:width="0.972cm" svg:height="1.195cm" svg:x="20.748cm" svg:y="15.34cm">
          <draw:text-box>
            <text:p text:style-name="P2">2</text:p>
          </draw:text-box>
        </draw:frame>
        <draw:line draw:style-name="gr12" draw:text-style-name="P1" draw:layer="layout" svg:x1="21.4cm" svg:y1="14.8cm" svg:x2="22.8cm" svg:y2="14.8cm">
          <text:p/>
        </draw:line>
        <draw:frame draw:style-name="gr5" draw:text-style-name="P2" draw:layer="layout" svg:width="0.972cm" svg:height="1.195cm" svg:x="20.748cm" svg:y="15.341cm">
          <draw:text-box>
            <text:p text:style-name="P2">2</text:p>
          </draw:text-box>
        </draw:frame>
        <draw:frame draw:style-name="gr5" draw:text-style-name="P2" draw:layer="layout" svg:width="0.972cm" svg:height="1.195cm" svg:x="4.348cm" svg:y="14.841cm">
          <draw:text-box>
            <text:p text:style-name="P2">3</text:p>
          </draw:text-box>
        </draw:frame>
        <draw:frame draw:style-name="gr5" draw:text-style-name="P2" draw:layer="layout" svg:width="0.972cm" svg:height="1.195cm" svg:x="4.348cm" svg:y="11.142cm">
          <draw:text-box>
            <text:p text:style-name="P2">4</text:p>
          </draw:text-box>
        </draw:frame>
        <draw:frame draw:style-name="gr13" draw:text-style-name="P1" draw:layer="layout" svg:width="4.06cm" svg:height="1.673cm" svg:x="3.64cm" svg:y="4.738cm">
          <draw:text-box>
            <text:p text:style-name="P1">Saturated liquid line</text:p>
          </draw:text-box>
        </draw:frame>
        <draw:frame draw:style-name="gr13" draw:text-style-name="P1" draw:layer="layout" svg:width="4.06cm" svg:height="1.673cm" svg:x="17.94cm" svg:y="3.439cm">
          <draw:text-box>
            <text:p text:style-name="P1">Saturated vapour line</text:p>
          </draw:text-box>
        </draw:frame>
        <draw:line draw:style-name="gr14" draw:text-style-name="P1" draw:layer="layout" svg:x1="7.2cm" svg:y1="5.6cm" svg:x2="9.2cm" svg:y2="6cm">
          <text:p/>
        </draw:line>
        <draw:line draw:style-name="gr14" draw:text-style-name="P1" draw:layer="layout" svg:x1="18.2cm" svg:y1="3.439cm" svg:x2="17.2cm" svg:y2="5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4T20:17:16</meta:creation-date>
    <dc:date>2014-10-14T20:31:34</dc:date>
    <dc:creator>Jeff Gomes</dc:creator>
    <meta:editing-duration>P0D</meta:editing-duration>
    <meta:editing-cycles>1</meta:editing-cycles>
    <meta:document-statistic meta:object-count="47"/>
    <meta:generator>LibreOffice/3.5$Linux_X86_64 LibreOffice_project/350m1$Build-2</meta:generator>
  </office:meta>
</office:document-meta>
</file>